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H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1.905" calcext:value-type="float">
            <text:p>1.905</text:p>
          </table:table-cell>
          <table:table-cell table:formula="of:=[.A3]/2" office:value-type="float" office:value="0.9525" calcext:value-type="float">
            <text:p>0.9525</text:p>
          </table:table-cell>
          <table:table-cell table:formula="of:=[.B3]/100" office:value-type="float" office:value="0.009525" calcext:value-type="float">
            <text:p>0.009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formula="of:=[.A3]/(3)^(1/2)" office:value-type="float" office:value="1.09985226280624" calcext:value-type="float">
            <text:p>1.09985226280624</text:p>
          </table:table-cell>
          <table:table-cell table:formula="of:=[.B4]/100" office:value-type="float" office:value="0.0109985226280624" calcext:value-type="float">
            <text:p>0.0109985226280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/2</text:p>
          </table:table-cell>
          <table:table-cell table:formula="of:=[.B4]/2" office:value-type="float" office:value="0.549926131403119" calcext:value-type="float">
            <text:p>0.549926131403119</text:p>
          </table:table-cell>
          <table:table-cell table:formula="of:=[.B5]/100" office:value-type="float" office:value="0.00549926131403119" calcext:value-type="float">
            <text:p>0.0054992613140311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.895" calcext:value-type="float">
            <text:p>1.895</text:p>
          </table:table-cell>
          <table:table-cell table:formula="of:=[.A7]/2" office:value-type="float" office:value="0.9475" calcext:value-type="float">
            <text:p>0.9475</text:p>
          </table:table-cell>
          <table:table-cell table:formula="of:=[.B7]/100" office:value-type="float" office:value="0.009475" calcext:value-type="float">
            <text:p>0.009475</text:p>
          </table:table-cell>
          <table:table-cell table:number-columns-repeated="2"/>
        </table:table-row>
        <table:table-row table:style-name="ro1">
          <table:table-cell/>
          <table:table-cell table:formula="of:=[.A7]/(3)^(1/2)" office:value-type="float" office:value="1.09407876011434" calcext:value-type="float">
            <text:p>1.09407876011434</text:p>
          </table:table-cell>
          <table:table-cell table:formula="of:=[.B8]/100" office:value-type="float" office:value="0.0109407876011434" calcext:value-type="float">
            <text:p>0.0109407876011434</text:p>
          </table:table-cell>
          <table:table-cell table:number-columns-repeated="2"/>
        </table:table-row>
        <table:table-row table:style-name="ro1">
          <table:table-cell/>
          <table:table-cell table:formula="of:=[.B8]/2" office:value-type="float" office:value="0.54703938005717" calcext:value-type="float">
            <text:p>0.54703938005717</text:p>
          </table:table-cell>
          <table:table-cell table:formula="of:=[.B9]/100" office:value-type="float" office:value="0.0054703938005717" calcext:value-type="float">
            <text:p>0.005470393800571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ch</text:p>
          </table:table-cell>
          <table:table-cell table:formula="of:=0.40894/100" office:value-type="float" office:value="0.0040894" calcext:value-type="float">
            <text:p>0.0040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ch_x</text:p>
          </table:table-cell>
          <table:table-cell table:formula="of:=[.B12]*0.5" office:value-type="float" office:value="0.0020447" calcext:value-type="float">
            <text:p>0.0020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ch_y</text:p>
          </table:table-cell>
          <table:table-cell table:formula="of:=[.B12]*(3)^(1/2)/2" office:value-type="float" office:value="0.00354152428623608" calcext:value-type="float">
            <text:p>0.00354152428623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Rad_out (m)</text:p>
          </table:table-cell>
          <table:table-cell office:value-type="string" calcext:value-type="string">
            <text:p>Rad_in (m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[.B13]" office:value-type="float" office:value="0.0020447" calcext:value-type="float">
            <text:p>0.0020447</text:p>
          </table:table-cell>
          <table:table-cell table:formula="of:=[.B14]" office:value-type="float" office:value="0.00354152428623608" calcext:value-type="float">
            <text:p>0.00354152428623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[.B12]" office:value-type="float" office:value="0.0040894" calcext:value-type="float">
            <text:p>0.004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[.B13]" office:value-type="float" office:value="0.0020447" calcext:value-type="float">
            <text:p>0.0020447</text:p>
          </table:table-cell>
          <table:table-cell table:formula="of:=-[.B14]" office:value-type="float" office:value="-0.00354152428623608" calcext:value-type="float">
            <text:p>-0.00354152428623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[.B13]" office:value-type="float" office:value="-0.0020447" calcext:value-type="float">
            <text:p>-0.0020447</text:p>
          </table:table-cell>
          <table:table-cell table:formula="of:=-[.B14]" office:value-type="float" office:value="-0.00354152428623608" calcext:value-type="float">
            <text:p>-0.00354152428623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[.B12]" office:value-type="float" office:value="-0.0040894" calcext:value-type="float">
            <text:p>-0.004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[.B13]" office:value-type="float" office:value="-0.0020447" calcext:value-type="float">
            <text:p>-0.0020447</text:p>
          </table:table-cell>
          <table:table-cell table:formula="of:=[.B14]" office:value-type="float" office:value="0.00354152428623608" calcext:value-type="float">
            <text:p>0.003541524286236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office:value-type="float" office:value="0" calcext:value-type="float">
            <text:p>0</text:p>
          </table:table-cell>
          <table:table-cell table:formula="of:=2*[.$B$14]" office:value-type="float" office:value="0.00708304857247217" calcext:value-type="float">
            <text:p>0.007083048572472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[.$B$12]" office:value-type="float" office:value="0.0040894" calcext:value-type="float">
            <text:p>0.0040894</text:p>
          </table:table-cell>
          <table:table-cell table:formula="of:=2*[.$B$14]" office:value-type="float" office:value="0.00708304857247217" calcext:value-type="float">
            <text:p>0.00708304857247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[.$B$12]+[.$B$13]" office:value-type="float" office:value="0.0061341" calcext:value-type="float">
            <text:p>0.0061341</text:p>
          </table:table-cell>
          <table:table-cell table:formula="of:=[.$B$14]" office:value-type="float" office:value="0.00354152428623608" calcext:value-type="float">
            <text:p>0.003541524286236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2*[.$B$12]" office:value-type="float" office:value="0.0081788" calcext:value-type="float">
            <text:p>0.008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[.$B$12]+[.$B$13]" office:value-type="float" office:value="0.0061341" calcext:value-type="float">
            <text:p>0.0061341</text:p>
          </table:table-cell>
          <table:table-cell table:formula="of:=-[.$B$14]" office:value-type="float" office:value="-0.00354152428623608" calcext:value-type="float">
            <text:p>-0.003541524286236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[.$B$12]" office:value-type="float" office:value="0.0040894" calcext:value-type="float">
            <text:p>0.0040894</text:p>
          </table:table-cell>
          <table:table-cell table:formula="of:=-2*[.$B$14]" office:value-type="float" office:value="-0.00708304857247217" calcext:value-type="float">
            <text:p>-0.007083048572472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office:value-type="float" office:value="0" calcext:value-type="float">
            <text:p>0</text:p>
          </table:table-cell>
          <table:table-cell table:formula="of:=-2*[.$B$14]" office:value-type="float" office:value="-0.00708304857247217" calcext:value-type="float">
            <text:p>-0.00708304857247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[.$B$12]" office:value-type="float" office:value="-0.0040894" calcext:value-type="float">
            <text:p>-0.0040894</text:p>
          </table:table-cell>
          <table:table-cell table:formula="of:=-2*[.$B$14]" office:value-type="float" office:value="-0.00708304857247217" calcext:value-type="float">
            <text:p>-0.007083048572472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([.$B$12]+[.$B$13])" office:value-type="float" office:value="-0.0061341" calcext:value-type="float">
            <text:p>-0.0061341</text:p>
          </table:table-cell>
          <table:table-cell table:formula="of:=-[.$B$14]" office:value-type="float" office:value="-0.00354152428623608" calcext:value-type="float">
            <text:p>-0.00354152428623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2*[.$B$12]" office:value-type="float" office:value="-0.0081788" calcext:value-type="float">
            <text:p>-0.008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([.$B$12]+[.$B$13])" office:value-type="float" office:value="-0.0061341" calcext:value-type="float">
            <text:p>-0.0061341</text:p>
          </table:table-cell>
          <table:table-cell table:formula="of:=[.$B$14]" office:value-type="float" office:value="0.00354152428623608" calcext:value-type="float">
            <text:p>0.003541524286236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[.$B$12]" office:value-type="float" office:value="-0.0040894" calcext:value-type="float">
            <text:p>-0.0040894</text:p>
          </table:table-cell>
          <table:table-cell table:formula="of:=2*[.$B$14]" office:value-type="float" office:value="0.00708304857247217" calcext:value-type="float">
            <text:p>0.00708304857247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0:08:38.718952250</meta:creation-date>
    <dc:date>2023-09-08T14:07:16.455770027</dc:date>
    <meta:editing-duration>PT4H54M12S</meta:editing-duration>
    <meta:editing-cycles>2</meta:editing-cycles>
    <meta:generator>LibreOffice/7.3.7.2$Linux_X86_64 LibreOffice_project/30$Build-2</meta:generator>
    <meta:document-statistic meta:table-count="1" meta:cell-count="127" meta:object-count="0"/>
  </office:meta>
</office:document-meta>
</file>